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2951113493901</text:p>
          </table:table-cell>
          <table:table-cell office:value-type="string" calcext:value-type="string">
            <text:p>2024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01232" calcext:value-type="float">
            <text:p>190.0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51113493901</text:p>
          </table:table-cell>
          <table:table-cell office:value-type="string" calcext:value-type="string">
            <text:p>2022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40272" calcext:value-type="float">
            <text:p>189.4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51113493901</text:p>
          </table:table-cell>
          <table:table-cell office:value-type="string" calcext:value-type="string">
            <text:p>2021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2808" calcext:value-type="float">
            <text:p>189.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51113493901</text:p>
          </table:table-cell>
          <table:table-cell office:value-type="string" calcext:value-type="string">
            <text:p>2021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00648" calcext:value-type="float">
            <text:p>189.0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51113493901</text:p>
          </table:table-cell>
          <table:table-cell office:value-type="string" calcext:value-type="string">
            <text:p>2020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976" calcext:value-type="float">
            <text:p>188.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51113493901</text:p>
          </table:table-cell>
          <table:table-cell office:value-type="string" calcext:value-type="string">
            <text:p>2019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70168" calcext:value-type="float">
            <text:p>188.7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51113493901</text:p>
          </table:table-cell>
          <table:table-cell office:value-type="string" calcext:value-type="string">
            <text:p>2018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57976" calcext:value-type="float">
            <text:p>188.5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51113493901</text:p>
          </table:table-cell>
          <table:table-cell office:value-type="string" calcext:value-type="string">
            <text:p>2017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3664" calcext:value-type="float">
            <text:p>188.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51113493901</text:p>
          </table:table-cell>
          <table:table-cell office:value-type="string" calcext:value-type="string">
            <text:p>2016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6712" calcext:value-type="float">
            <text:p>188.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51113493901</text:p>
          </table:table-cell>
          <table:table-cell office:value-type="string" calcext:value-type="string">
            <text:p>2015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57976" calcext:value-type="float">
            <text:p>188.5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51113493901</text:p>
          </table:table-cell>
          <table:table-cell office:value-type="string" calcext:value-type="string">
            <text:p>2014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61024" calcext:value-type="float">
            <text:p>188.6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51113493901</text:p>
          </table:table-cell>
          <table:table-cell office:value-type="string" calcext:value-type="string">
            <text:p>2013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64072" calcext:value-type="float">
            <text:p>188.6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51113493901</text:p>
          </table:table-cell>
          <table:table-cell office:value-type="string" calcext:value-type="string">
            <text:p>2012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64072" calcext:value-type="float">
            <text:p>188.6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51113493901</text:p>
          </table:table-cell>
          <table:table-cell office:value-type="string" calcext:value-type="string">
            <text:p>2011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61024" calcext:value-type="float">
            <text:p>188.6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51113493901</text:p>
          </table:table-cell>
          <table:table-cell office:value-type="string" calcext:value-type="string">
            <text:p>2010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57976" calcext:value-type="float">
            <text:p>188.5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51113493901</text:p>
          </table:table-cell>
          <table:table-cell office:value-type="string" calcext:value-type="string">
            <text:p>2009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6712" calcext:value-type="float">
            <text:p>188.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51113493901</text:p>
          </table:table-cell>
          <table:table-cell office:value-type="string" calcext:value-type="string">
            <text:p>2008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8236" calcext:value-type="float">
            <text:p>188.8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51113493901</text:p>
          </table:table-cell>
          <table:table-cell office:value-type="string" calcext:value-type="string">
            <text:p>2007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79312" calcext:value-type="float">
            <text:p>188.7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51113493901</text:p>
          </table:table-cell>
          <table:table-cell office:value-type="string" calcext:value-type="string">
            <text:p>2006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94552" calcext:value-type="float">
            <text:p>188.9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2951113493901</text:p>
          </table:table-cell>
          <table:table-cell office:value-type="string" calcext:value-type="string">
            <text:p>2006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37224" calcext:value-type="float">
            <text:p>189.3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